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text-properties officeooo:rsid="00145132" officeooo:paragraph-rsid="00145132"/>
    </style:style>
    <style:style style:name="P7" style:family="paragraph" style:parent-style-name="Text_20_body">
      <style:text-properties officeooo:rsid="001730ed" officeooo:paragraph-rsid="001730ed"/>
    </style:style>
    <style:style style:name="P8" style:family="paragraph" style:parent-style-name="Text_20_body" style:list-style-name="L2">
      <style:text-properties officeooo:rsid="001730ed" officeooo:paragraph-rsid="001730e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3" style:family="paragraph" style:parent-style-name="Heading_20_1">
      <style:text-properties officeooo:rsid="00145132" officeooo:paragraph-rsid="00145132"/>
    </style:style>
    <style:style style:name="P14" style:family="paragraph" style:parent-style-name="Heading_20_1">
      <style:text-properties officeooo:rsid="00171ca5" officeooo:paragraph-rsid="00171ca5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13" text:outline-level="1">formulaire Zend Form</text:h>
      <text:p text:style-name="P5">Redéfinir les viewhelpers formElementErrors, formLabel, formElement, <text:span text:style-name="T1">ou voir la création de propre viewhelpers pour répondre au même fonctionnalité, mais en utilisant des objet GOT :</text:span></text:p>
      <text:list xml:id="list634934957738652633" text:style-name="L1">
        <text:list-item>
          <text:p text:style-name="P9">type ‘text’<text:tab/><text:tab/>=&gt; OCInput</text:p>
        </text:list-item>
        <text:list-item>
          <text:p text:style-name="P9">type ‘password’<text:tab/>=&gt; OCInput type password</text:p>
        </text:list-item>
        <text:list-item>
          <text:p text:style-name="P6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14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2">Le ViewHelper : <text:span text:style-name="T4">gotAjax</text:span>(callback), la méthode dans les services <text:span text:style-name="T4">execAjax</text:span>(callback)</text:p>
      <text:p text:style-name="P10">voir comment coder la <text:span text:style-name="T4">callback</text:span> en signifiant le contexte :</text:p>
      <text:list xml:id="list7851857654370759845" text:style-name="L2">
        <text:list-item>
          <text:p text:style-name="P11">controller,</text:p>
        </text:list-item>
        <text:list-item>
          <text:p text:style-name="P11">extension d’objet, objet</text:p>
        </text:list-item>
        <text:list-item>
          <text:p text:style-name="P8">autre, …</text:p>
        </text:list-item>
      </text:list>
      <text:p text:style-name="P7">on peut partir en base avec NomModule/NomObjet/NomMéthode</text:p>
      <text:p text:style-name="P7"><text:soft-page-break/>→ si NomObjet contient ‘Controller’, on suffixera NomModule par ‘/Controller/’</text:p>
      <text:p text:style-name="P7">→ si NomObjet commence par ‘OC’ ou ‘OS’, ou peut présumer d’un nom d’objet, d’ou suffixer NomModule par ‘/Object/ODContent/’ si ‘OC’, ‘/Object/OSContainer/’ si ‘OS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24T17:30:51.701322942</dc:date>
    <meta:editing-duration>PT44M3S</meta:editing-duration>
    <meta:editing-cycles>4</meta:editing-cycles>
    <meta:generator>LibreOffice/5.1.3.2$Linux_X86_64 LibreOffice_project/10m0$Build-2</meta:generator>
    <meta:document-statistic meta:table-count="2" meta:image-count="0" meta:object-count="0" meta:page-count="2" meta:paragraph-count="31" meta:word-count="271" meta:character-count="1828" meta:non-whitespace-character-count="1551"/>
  </office:meta>
</office:document-meta>
</file>